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cd3b5" officeooo:paragraph-rsid="000cd3b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cd3b5" officeooo:paragraph-rsid="000cd3b5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cd3b5" officeooo:paragraph-rsid="000cd3b5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INGS</text:p>
      <text:p text:style-name="P1"/>
      <text:p text:style-name="P2">idées :</text:p>
      <text:p text:style-name="P2"/>
      <text:p text:style-name="P3">sdfsd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1:50:14.938643000</meta:creation-date>
    <dc:date>2025-10-20T13:07:40.422962700</dc:date>
    <meta:editing-duration>PT1H7M7S</meta:editing-duration>
    <meta:editing-cycles>1</meta:editing-cycles>
    <meta:document-statistic meta:table-count="0" meta:image-count="0" meta:object-count="0" meta:page-count="1" meta:paragraph-count="3" meta:word-count="4" meta:character-count="22" meta:non-whitespace-character-count="21"/>
    <meta:generator>LibreOffice/25.2.5.2$Windows_X86_64 LibreOffice_project/03d19516eb2e1dd5d4ccd751a0d6f35f35e08022</meta:generator>
  </office:meta>
</office:document-meta>
</file>